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2" style:family="paragraph" style:parent-style-name="Heading_20_1">
      <style:paragraph-properties fo:text-align="justify" style:justify-single-word="false"/>
      <style:text-properties fo:language="en" fo:country="US"/>
    </style:style>
    <style:style style:name="P3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4" style:family="paragraph" style:parent-style-name="Normal">
      <style:paragraph-properties fo:text-align="justify" style:justify-single-word="false"/>
      <style:text-properties fo:language="en" fo:country="US"/>
    </style:style>
    <style:style style:name="P5" style:family="paragraph" style:parent-style-name="Heading_20_3">
      <style:paragraph-properties fo:text-align="justify" style:justify-single-word="false"/>
      <style:text-properties fo:language="en" fo:country="US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Preformatted_20_Text">
      <style:text-properties fo:language="en" fo:country="US"/>
    </style:style>
    <style:style style:name="P8" style:family="paragraph" style:parent-style-name="Standard" style:list-style-name="L1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P9" style:family="paragraph" style:parent-style-name="Heading_20_3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fo:font-variant="normal" fo:text-transform="none" fo:color="#000000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SEP #129: New function cdftnc()</text:p>
        <text:p text:style-name="P3"/>
        <text:p text:style-name="P4"/>
        <text:p text:style-name="P4">Version: 1.0</text:p>
        <text:p text:style-name="P4">Author: Paul Bignier</text:p>
        <text:p text:style-name="P4">Review: </text:p>
        <text:p text:style-name="P4">Commented: </text:p>
        <text:p text:style-name="P4">State: Prototype</text:p>
        <text:p text:style-name="P4">Scilab-Version: 5.5.0</text:p>
        <text:p text:style-name="P4">Created: Mar. 18th 2014</text:p>
        <text:p text:style-name="P3"/>
        <text:p text:style-name="P4"/>
        <text:p text:style-name="P5">Abstract</text:p>
        <text:p text:style-name="P4">This SEP describes features proposed through a new function cdftnc(). cdftnc() aims to implement the non-central Student cumulative distribution function.</text:p>
        <text:p text:style-name="P4"/>
        <text:p text:style-name="P5">Rationale</text:p>
        <text:p text:style-name="P4">Scilab already implements the cdft function to compute the Student cumulative distribution function, but the non-central one was missing. It is not supported by dcdflib but was present in Scicoslab 4.3.</text:p>
        <text:p text:style-name="P4"/>
        <text:p text:style-name="P4">Related bug: http://bugzilla.scilab.org/show_bug.cgi?id=13260</text:p>
        <text:p text:style-name="P4"/>
        <text:p text:style-name="P9">Calling Sequences</text:p>
        <text:p text:style-name="Preformatted_20_Text"><text:s text:c="4"/>[P,Q] <text:s text:c="2"/>= cdftnc("PQ", T, Df, Pnonc)</text:p>
        <text:p text:style-name="Preformatted_20_Text"><text:s text:c="4"/>[T] <text:s text:c="4"/>= cdftnc("T", Df, Pnonc, P, Q)</text:p>
        <text:p text:style-name="Preformatted_20_Text"><text:s text:c="4"/>[Df] <text:s text:c="3"/>= cdftnc("Df", Pnonc, P, Q, T)</text:p>
        <text:p text:style-name="Preformatted_20_Text"><text:s text:c="4"/>[Pnonc] = cdftnc("Pnonc", P, Q, T, Df)</text:p>
        <text:p text:style-name="P6"/>
        <text:p text:style-name="Heading_20_3">Examples</text:p>
        <text:p text:style-name="Text_20_body">In the following example, we compute the probability of the event T=5 for the non-central Student's T distribution function with Df=2 and Pnonc=1.</text:p>
        <text:p text:style-name="Preformatted_20_Text"><text:s text:c="4"/>T = 5;</text:p>
        <text:p text:style-name="Preformatted_20_Text"><text:s text:c="4"/>Df = 2;</text:p>
        <text:p text:style-name="Preformatted_20_Text"><text:s text:c="4"/>Pnonc = 1;</text:p>
        <text:p text:style-name="Preformatted_20_Text">// Expected : P = 0.9301738 and Q = 1-P</text:p>
        <text:p text:style-name="Preformatted_20_Text"><text:s text:c="4"/>[P, Q] = cdftnc("PQ", T, Df, Pnonc)</text:p>
        <text:p text:style-name="Preformatted_20_Text">// If Pnonc = 0, then we get the same result as cdft:</text:p>
        <text:p text:style-name="Preformatted_20_Text"><text:s text:c="4"/>[P1, Q1] = cdft("PQ", T, Df);</text:p>
        <text:p text:style-name="Preformatted_20_Text"><text:s text:c="4"/>[P2, Q2] = cdftnc("PQ", T, Df, 0);</text:p>
        <text:p text:style-name="Preformatted_20_Text"><text:s text:c="4"/>assert_checkequal([P1 Q1], [P2 Q2])</text:p>
        <text:p text:style-name="P7"/>
        <text:p text:style-name="P5"><text:soft-page-break/>Changelog</text:p>
        <text:list xml:id="list80962579" text:style-name="L1">
          <text:list-header>
            <text:p text:style-name="P8">1.0 – Paul Bignier - Initial version<text:span text:style-name="T1"><text:tab/></text:span></text:p>
          </text:list-header>
        </text:list>
        <text:p text:style-name="P5">Copyright</text:p>
        <text:p text:style-name="P1"><text:tab/>This document has been placed under the license CeCILL-B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Teletype_5f_text_5f_text_5f_text_5f_text_5f_text_5f_text_5f_text" style:display-name="Teletype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_5f_text_5f_text" style:display-name="Bullet Symbols_text_text_text_text_text_text_text_text_text_text_text_text_text_text_text_text_text" style:family="text">
      <style:text-properties style:font-name="StarSymbol" fo:font-size="9pt"/>
    </style:style>
    <style:style style:name="Bullet_20_Symbols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" style:family="text">
      <style:text-properties style:font-name="StarSymbol" fo:font-size="9pt"/>
    </style:style>
    <style:style style:name="Bullet_20_Symbols_5f_text_5f_text_5f_text_5f_text_5f_text_5f_text_5f_text_5f_text_5f_text_5f_text_5f_text_5f_text_5f_text_5f_text" style:display-name="Bullet Symbols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OpenSymbol"/>
    </style:style>
    <style:style style:name="Internet_20_link_5f_text_5f_text_5f_text_5f_text_5f_text_5f_text_5f_text" style:display-name="Internet link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" style:display-name="Bullet Symbols_text_text_text_text_text_text_text" style:family="text">
      <style:text-properties style:font-name="StarSymbol" fo:font-size="9pt"/>
    </style:style>
    <style:style style:name="Source_20_Text_5f_text_5f_text_5f_text_5f_text_5f_text_5f_text_5f_text_5f_text_5f_text_5f_text_5f_text_5f_text_5f_text_5f_text" style:display-name="Source Text_text_text_text_text_text_text_text_text_text_text_text_text_text_text" style:family="text">
      <style:text-properties style:font-name="Courier New"/>
    </style:style>
    <style:style style:name="Source_20_Text_5f_text_5f_text_5f_text_5f_text_5f_text_5f_text_5f_text_5f_text_5f_text_5f_text_5f_text_5f_text" style:display-name="Source Text_text_text_text_text_text_text_text_text_text_text_text_text" style:family="text">
      <style:text-properties style:font-name="Courier New"/>
    </style:style>
    <style:style style:name="Teletype_5f_text_5f_text_5f_text_5f_text_5f_text_5f_text_5f_text_5f_text_5f_text_5f_text_5f_text_5f_text_5f_text_5f_text_5f_text_5f_text_5f_text_5f_text_5f_text" style:display-name="Teletype_text_text_text_text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" style:display-name="Teletype_text_text_text_text_text_text_text_text_text_text_text_text_text_text_text_text_text" style:family="text">
      <style:text-properties style:font-name="DejaVu Sans Mono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rre MARECHAL</meta:initial-creator>
    <dc:creator>Paul Bignier</dc:creator>
    <meta:creation-date>2008-07-09T13:39:08</meta:creation-date>
    <dc:date>2014-03-18T15:48:36</dc:date>
    <meta:editing-duration>PT1H16M1S</meta:editing-duration>
    <meta:editing-cycles>40</meta:editing-cycles>
    <dc:description>Author: Samuel GOUGEON -- 2013</dc:description>
    <meta:keyword>Scilab</meta:keyword>
    <meta:keyword>proposal</meta:keyword>
    <meta:keyword>unwrap</meta:keyword>
    <dc:subject>Definition of features of a new unwrap() function</dc:subject>
    <dc:title>Scilan Enhancement Proposal (SEP): unwrap() function</dc:title>
    <meta:document-statistic meta:table-count="0" meta:image-count="0" meta:object-count="0" meta:page-count="2" meta:paragraph-count="33" meta:word-count="203" meta:character-count="1301" meta:non-whitespace-character-count="1074"/>
  </office:meta>
</office:document-meta>
</file>